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006c44" officeooo:paragraph-rsid="00006c44"/>
    </style:style>
    <style:style style:name="P2" style:family="paragraph" style:parent-style-name="Footer">
      <style:paragraph-properties fo:text-align="center" style:justify-single-word="false"/>
    </style:style>
    <style:style style:name="P3" style:family="paragraph" style:parent-style-name="Text_20_body">
      <style:text-properties officeooo:rsid="00021c69" officeooo:paragraph-rsid="00021c69"/>
    </style:style>
    <style:style style:name="P4" style:family="paragraph" style:parent-style-name="Text_20_body">
      <style:text-properties officeooo:rsid="0002cd21" officeooo:paragraph-rsid="0002cd21"/>
    </style:style>
    <style:style style:name="P5" style:family="paragraph" style:parent-style-name="Text_20_body">
      <style:text-properties officeooo:paragraph-rsid="0002cd21"/>
    </style:style>
    <style:style style:name="P6" style:family="paragraph" style:parent-style-name="Title">
      <style:text-properties officeooo:rsid="00021c69" officeooo:paragraph-rsid="00021c69"/>
    </style:style>
    <style:style style:name="P7" style:family="paragraph" style:parent-style-name="Text_20_body">
      <style:text-properties officeooo:rsid="0002cd21" officeooo:paragraph-rsid="000d312e"/>
    </style:style>
    <style:style style:name="P8" style:family="paragraph" style:parent-style-name="Text_20_body">
      <style:text-properties officeooo:paragraph-rsid="0002cd21"/>
    </style:style>
    <style:style style:name="P9" style:family="paragraph" style:parent-style-name="Text_20_body">
      <style:text-properties officeooo:rsid="000994e6" officeooo:paragraph-rsid="000994e6"/>
    </style:style>
    <style:style style:name="P10" style:family="paragraph" style:parent-style-name="Text_20_body">
      <style:text-properties officeooo:paragraph-rsid="000994e6"/>
    </style:style>
    <style:style style:name="P11" style:family="paragraph" style:parent-style-name="Text_20_body">
      <style:text-properties officeooo:rsid="000d312e" officeooo:paragraph-rsid="000d312e"/>
    </style:style>
    <style:style style:name="P12" style:family="paragraph" style:parent-style-name="Text_20_body">
      <style:text-properties officeooo:rsid="000def88" officeooo:paragraph-rsid="000def88"/>
    </style:style>
    <style:style style:name="P13" style:family="paragraph" style:parent-style-name="Text_20_body">
      <style:text-properties officeooo:rsid="000f8424" officeooo:paragraph-rsid="000f8424"/>
    </style:style>
    <style:style style:name="P14" style:family="paragraph" style:parent-style-name="Text_20_body">
      <style:text-properties officeooo:rsid="00108c8d" officeooo:paragraph-rsid="00108c8d"/>
    </style:style>
    <style:style style:name="P15" style:family="paragraph" style:parent-style-name="Heading_20_1">
      <style:text-properties officeooo:rsid="0002cd21" officeooo:paragraph-rsid="0002cd21"/>
    </style:style>
    <style:style style:name="P16" style:family="paragraph" style:parent-style-name="Heading_20_1">
      <style:paragraph-properties fo:break-before="page"/>
      <style:text-properties officeooo:rsid="0002cd21" officeooo:paragraph-rsid="0002cd21"/>
    </style:style>
    <style:style style:name="P17" style:family="paragraph" style:parent-style-name="Heading_20_1">
      <style:paragraph-properties fo:break-before="page"/>
      <style:text-properties officeooo:rsid="00050d13" officeooo:paragraph-rsid="00050d13"/>
    </style:style>
    <style:style style:name="P18" style:family="paragraph" style:parent-style-name="Heading_20_3">
      <style:text-properties officeooo:rsid="0002cd21" officeooo:paragraph-rsid="0002cd21"/>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439c1"/>
    </style:style>
    <style:style style:name="T2" style:family="text">
      <style:text-properties officeooo:rsid="000994e6"/>
    </style:style>
    <style:style style:name="T3" style:family="text">
      <style:text-properties fo:font-style="italic" style:font-style-asian="italic" style:font-style-complex="italic"/>
    </style:style>
    <style:style style:name="T4" style:family="text">
      <style:text-properties fo:font-style="italic" officeooo:rsid="000b4a8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b4a83" style:font-style-asian="normal" style:font-style-complex="normal"/>
    </style:style>
    <style:style style:name="T7" style:family="text">
      <style:text-properties officeooo:rsid="000b4a83"/>
    </style:style>
    <style:style style:name="T8" style:family="text">
      <style:text-properties officeooo:rsid="000d312e"/>
    </style:style>
    <style:style style:name="T9" style:family="text">
      <style:text-properties style:font-name="Liberation Mono" officeooo:rsid="000d312e"/>
    </style:style>
    <style:style style:name="T10" style:family="text">
      <style:text-properties style:font-name="Liberation Serif"/>
    </style:style>
    <style:style style:name="T11" style:family="text">
      <style:text-properties style:font-name="Liberation Serif" officeooo:rsid="000d312e"/>
    </style:style>
    <style:style style:name="T12" style:family="text">
      <style:text-properties style:font-name="Liberation Serif" officeooo:rsid="000def88"/>
    </style:style>
    <style:style style:name="T13" style:family="text">
      <style:text-properties style:font-name="Liberation Serif" officeooo:rsid="000f8424"/>
    </style:style>
    <style:style style:name="T14" style:family="text">
      <style:text-properties officeooo:rsid="000f8424"/>
    </style:style>
    <style:style style:name="T15" style:family="text">
      <style:text-properties officeooo:rsid="001112e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6">Rapport projet de Programmation Objet Avancée</text:p>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130_771215907" text:style-name="Index_20_Link" text:visited-style-name="Index_20_Link">I. L’initialisation du labyrinthe<text:tab/>2</text:a></text:p>
          <text:p text:style-name="P20"><text:a xlink:type="simple" xlink:href="#__RefHeading___Toc132_771215907" text:style-name="Index_20_Link" text:visited-style-name="Index_20_Link">II. Le joueur<text:tab/>2</text:a></text:p>
          <text:p text:style-name="P20"><text:a xlink:type="simple" xlink:href="#__RefHeading___Toc134_771215907" text:style-name="Index_20_Link" text:visited-style-name="Index_20_Link">III. L’intelligence des monstres<text:tab/>3</text:a></text:p>
          <text:p text:style-name="P19"><text:a xlink:type="simple" xlink:href="#__RefHeading___Toc136_771215907" text:style-name="Index_20_Link" text:visited-style-name="Index_20_Link">1. Dijkstra<text:tab/>3</text:a></text:p>
          <text:p text:style-name="P19"><text:a xlink:type="simple" xlink:href="#__RefHeading___Toc138_771215907" text:style-name="Index_20_Link" text:visited-style-name="Index_20_Link">2. Leur comportement<text:tab/>3</text:a></text:p>
          <text:p text:style-name="P19"><text:a xlink:type="simple" xlink:href="#__RefHeading___Toc140_771215907" text:style-name="Index_20_Link" text:visited-style-name="Index_20_Link">3. Leur ligne de vue<text:tab/>3</text:a></text:p>
          <text:p text:style-name="P20"><text:a xlink:type="simple" xlink:href="#__RefHeading___Toc158_771215907" text:style-name="Index_20_Link" text:visited-style-name="Index_20_Link">IV. Conclusion<text:tab/>4</text:a></text:p>
        </text:index-body>
      </text:table-of-content>
      <text:p text:style-name="P3"/>
      <text:h text:style-name="P16" text:outline-level="1"><text:bookmark-start text:name="__RefHeading___Toc130_771215907"/><text:span text:style-name="T1">I. </text:span>L’initialisation du labyrinthe<text:bookmark-end text:name="__RefHeading___Toc130_771215907"/></text:h>
      <text:p text:style-name="P4">[ expliquer comment on initialise de laby ]</text:p>
      <text:h text:style-name="P15" text:outline-level="1"><text:bookmark-start text:name="__RefHeading___Toc132_771215907"/><text:span text:style-name="T1">II. Le joueur</text:span><text:bookmark-end text:name="__RefHeading___Toc132_771215907"/></text:h>
      <text:p text:style-name="P10"><text:tab/><text:span text:style-name="T2">En ce qui concerne le joueur, les mouvements sont bien sûr vérifiés pour que celui-ci ne quitte pas le labyrinthe en traversant les murs ou monstres. </text:span></text:p>
      <text:p text:style-name="P10"><text:span text:style-name="T2">Comme spécifié dans le sujet, la précision de ses tirs diminuent en fonction de sa vie : un coefficient entre 0 et 1 est calculé en fonction de ses points de vie restant, 0 correspondant à une vitalité au maximum et 0 au minimum. Ce coefficient détermine de combien l’angle de tir peut être altéré (à savoir de 1° maximum) du fait qu’il y a quand même une chance de bien tirer, on tire ainsi un nombre aléatoire entre 0 et 1 qui multipliera le coefficient de vitalité et l’angle d’erreur maximum.</text:span></text:p>
      <text:p text:style-name="P9">Le second point est le fait que le joueur peut <text:span text:style-name="T7">récupérer</text:span> sa vie s’il ne bouge pas pendant un certain intervalle de temps (nous avons choisi 1 seconde mais ceci est modifiable). Pour y parvenir nous avons du employé un <text:span text:style-name="T3">thread</text:span><text:span text:style-name="T5"> du fait qu’aucune méthode issue de la classe Chasseur n’est appelée </text:span><text:span text:style-name="T6">si le joueur n’effectue pas de mouvement. Le </text:span><text:span text:style-name="T4">thread</text:span><text:span text:style-name="T6"> a pour instruction d’attendre sa fin (s’il n’est pas arrêté par un mouvement du joueur) pour régénérer la vie du chasseur.</text:span></text:p>
      <text:h text:style-name="P16" text:outline-level="1"><text:bookmark-start text:name="__RefHeading___Toc134_771215907"/><text:span text:style-name="T1">III. </text:span>L’intelligence des monstres<text:bookmark-end text:name="__RefHeading___Toc134_771215907"/></text:h>
      <text:h text:style-name="P18" text:outline-level="3"><text:bookmark-start text:name="__RefHeading___Toc136_771215907"/><text:span text:style-name="T1">1. </text:span>Dijk<text:span text:style-name="T8">s</text:span>tra<text:bookmark-end text:name="__RefHeading___Toc136_771215907"/></text:h>
      <text:p text:style-name="P7"><text:tab/><text:span text:style-name="T8">Pour calculer les mouvement des monstres devants protéger le trésor, nous calculons le plus cour chemin avec l’algorithme de Dijkstra en distance de Manhattan. Celui-ci est calculé à intervalle régulier (grâce à un compteur) pour ne pas à avoir à l’appeler à chaque appel de la méthode </text:span><text:span text:style-name="T9">update</text:span><text:span text:style-name="T11">. Notre algorithme tient compte, en plus des murs bien sûr, de la place du joueur et des monstres, on évite ainsi que des monstres se superposent.</text:span></text:p>
      <text:p text:style-name="P11"><text:span text:style-name="T10">Nous partons du trésor pour chercher la position du monstre dans le labyrinthe. Ceci est plus pratique car il suffit de renvoyer l</text:span><text:span text:style-name="T12">a dernière cellule avant celle du gardien pour que celui-ci trouve son chemin.</text:span></text:p>
      <text:p text:style-name="P12"><text:span text:style-name="T10">Pour </text:span><text:span text:style-name="T13">éviter</text:span><text:span text:style-name="T10"> que le chasseur n’est juste qu’à suivre les gardiens pour trouver le trésor, un gardien à 50 % de chance de suivre le bon chemin et 50 % de chance de bouger aléatoirement.</text:span></text:p>
      <text:p text:style-name="P13"><text:span text:style-name="T10">Si le gardien arrive à moins de deux cellules du trésor, celui-ci bougera aléatoirement autour.</text:span></text:p>
      <text:h text:style-name="P18" text:outline-level="3"><text:bookmark-start text:name="__RefHeading___Toc138_771215907"/><text:span text:style-name="T1">2. Leur comportement</text:span><text:bookmark-end text:name="__RefHeading___Toc138_771215907"/></text:h>
      <text:p text:style-name="P5"><text:tab/><text:span text:style-name="T14">Pour créer un comportement où automatiquement certains gardiens seront en mode patrouille ou défense. Nous avons utilisé deux seuils : un seuil bas et un seuil haut. Le score d’un gardien est calculé en prenant la moyenne des distances par rapport au trésor de tout les gardiens en y ajoutant un nombre aléatoire pour laisser moins de prévisibilité au comportement. Si le score est en dessous du seuil bas, il y a trop de défenseurs et le gardien devient patrouilleur. Si le score dépasse le seuil haut, il n’y a pas assez de défenseurs et le gardien passe en mode défense. Un score entre ces deux seuils n’affecte pas le comportement. La distance au trésor est aussi calculé avec l’algorithme de Dijkstra.</text:span></text:p>
      <text:p text:style-name="P14">Comme pour le chasseur, les gardiens ont leur précision de tir qui se voit diminuer en fonction de leur vie. Cependant pour que le jeu ne soit pas trop difficile, un gardien aura 5 fois plus d’erreur que le chasseur (<text:span text:style-name="T3">ie.</text:span><text:span text:style-name="T5"> 5° d’erreur maximum). On utilisera la même méthode de calcul que pour le chasseur</text:span></text:p>
      <text:h text:style-name="P18" text:outline-level="3"><text:bookmark-start text:name="__RefHeading___Toc140_771215907"/><text:span text:style-name="T1">3. </text:span>Leur ligne de vue<text:bookmark-end text:name="__RefHeading___Toc140_771215907"/></text:h>
      <text:p text:style-name="P4"><text:tab/><text:span text:style-name="T15">Quand le gardien est patrouilleur, celui-ci doit pouvoir tirer sur le chasseur quand il le voit. Pour simuler ce champ de vision nous calculons la droite séparant le chasseur du gardien pour ensuite la discrétiser par rapport aux cellules du jeu. Si lors de cette discrétisation un obstacle est rencontré, le gardien ne voit pas le chasseur et ne lui tire pas dessus.</text:span></text:p>
      <text:p text:style-name="P5"/>
      <text:h text:style-name="P17" text:outline-level="1"><text:bookmark-start text:name="__RefHeading___Toc158_771215907"/>IV. Conclusion<text:bookmark-end text:name="__RefHeading___Toc158_7712159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006c44" officeooo:paragraph-rsid="00006c4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LANCO Antoine<text:tab/><text:tab/>M1 Informatique, Université Paris-Saclay</text:p>
      </style:header>
      <style:footer>
        <text:p text:style-name="MP2"><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1:03:15.536277277</meta:creation-date>
    <dc:date>2018-05-06T22:07:46.438528246</dc:date>
    <meta:editing-duration>PT27M3S</meta:editing-duration>
    <meta:editing-cycles>14</meta:editing-cycles>
    <meta:generator>LibreOffice/5.1.6.2$Linux_X86_64 LibreOffice_project/10m0$Build-2</meta:generator>
    <meta:document-statistic meta:table-count="0" meta:image-count="0" meta:object-count="0" meta:page-count="4" meta:paragraph-count="29" meta:word-count="680" meta:character-count="3898" meta:non-whitespace-character-count="3241"/>
  </office:meta>
</office:document-meta>
</file>